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FontLoader.TTFFontLoader( String fontFileURI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ontLoader.TTFFontLoader( String fontFileURI , String subFontName , boolean embedded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FFontLoader.buildFont( TTFFile ttf , String ttcFon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TFFontLo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ontLoader.copyWidthsSingleByte( TTFFile tt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TFFontLoader.copyKerning( TTFFile ttf , boolean isC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TFFontLoader.read( String ttc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